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4e57f" officeooo:paragraph-rsid="0014e57f"/>
    </style:style>
    <style:style style:name="P2" style:family="paragraph" style:parent-style-name="Standard">
      <style:paragraph-properties fo:text-align="justify" style:justify-single-word="false"/>
      <style:text-properties officeooo:rsid="0015bd52" officeooo:paragraph-rsid="00161b59"/>
    </style:style>
    <style:style style:name="P3" style:family="paragraph" style:parent-style-name="Standard">
      <style:paragraph-properties fo:text-align="justify" style:justify-single-word="false"/>
      <style:text-properties officeooo:rsid="0015bd52" officeooo:paragraph-rsid="0015bd52"/>
    </style:style>
    <style:style style:name="P4" style:family="paragraph" style:parent-style-name="Standard">
      <style:paragraph-properties fo:text-align="center" style:justify-single-word="false"/>
      <style:text-properties fo:color="#ff3333" fo:font-size="18pt" style:text-underline-style="solid" style:text-underline-width="auto" style:text-underline-color="font-color" officeooo:rsid="0014e57f" officeooo:paragraph-rsid="0014e57f" style:font-size-asian="18pt" style:font-size-complex="18pt"/>
    </style:style>
    <style:style style:name="P5" style:family="paragraph" style:parent-style-name="Standard">
      <style:paragraph-properties fo:text-align="start" style:justify-single-word="false"/>
      <style:text-properties fo:color="#ff3333" fo:font-size="16pt" officeooo:rsid="0015bd52" officeooo:paragraph-rsid="00161b59" style:font-size-asian="16pt" style:font-size-complex="16pt"/>
    </style:style>
    <style:style style:name="P6" style:family="paragraph" style:parent-style-name="Standard">
      <style:paragraph-properties fo:text-align="justify" style:justify-single-word="false"/>
      <style:text-properties fo:color="#ff3333" style:text-position="0% 100%" fo:font-size="18pt" style:text-underline-style="solid" style:text-underline-width="auto" style:text-underline-color="font-color" officeooo:rsid="001802d4" officeooo:paragraph-rsid="001802d4" style:font-size-asian="18pt" style:font-size-complex="18pt"/>
    </style:style>
    <style:style style:name="P7" style:family="paragraph" style:parent-style-name="Standard">
      <style:paragraph-properties fo:text-align="justify" style:justify-single-word="false"/>
      <style:text-properties fo:color="#ff3333" style:text-position="0% 100%" fo:font-size="15pt" style:text-underline-style="solid" style:text-underline-width="auto" style:text-underline-color="font-color" officeooo:rsid="001802d4" officeooo:paragraph-rsid="001802d4" style:font-size-asian="15pt" style:font-size-complex="15pt"/>
    </style:style>
    <style:style style:name="P8" style:family="paragraph" style:parent-style-name="Standard">
      <style:paragraph-properties fo:text-align="justify" style:justify-single-word="false"/>
      <style:text-properties officeooo:rsid="001802d4" officeooo:paragraph-rsid="001802d4"/>
    </style:style>
    <style:style style:name="P9" style:family="paragraph" style:parent-style-name="Standard">
      <style:paragraph-properties fo:text-align="justify" style:justify-single-word="false"/>
      <style:text-properties style:text-position="0% 100%" officeooo:rsid="001802d4" officeooo:paragraph-rsid="0015bd52"/>
    </style:style>
    <style:style style:name="P10" style:family="paragraph" style:parent-style-name="Standard">
      <style:paragraph-properties fo:text-align="justify" style:justify-single-word="false"/>
      <style:text-properties style:text-position="0% 100%" officeooo:rsid="001802d4" officeooo:paragraph-rsid="001802d4"/>
    </style:style>
    <style:style style:name="P11" style:family="paragraph" style:parent-style-name="Standard">
      <style:paragraph-properties fo:text-align="justify" style:justify-single-word="false"/>
      <style:text-properties style:text-position="0% 100%" officeooo:rsid="001e696b" officeooo:paragraph-rsid="001e696b"/>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802d4"/>
    </style:style>
    <style:style style:name="T4" style:family="text">
      <style:text-properties style:text-position="0% 100%" officeooo:rsid="0018b405"/>
    </style:style>
    <style:style style:name="T5" style:family="text">
      <style:text-properties style:text-position="0% 100%" officeooo:rsid="001a583d"/>
    </style:style>
    <style:style style:name="T6" style:family="text">
      <style:text-properties style:text-position="0% 100%" officeooo:rsid="001baafd"/>
    </style:style>
    <style:style style:name="T7" style:family="text">
      <style:text-properties style:text-position="0% 100%" officeooo:rsid="001c8c98"/>
    </style:style>
    <style:style style:name="T8" style:family="text">
      <style:text-properties style:text-position="0% 100%" officeooo:rsid="001cc8fc"/>
    </style:style>
    <style:style style:name="T9" style:family="text">
      <style:text-properties style:text-position="0% 100%" officeooo:rsid="001e696b"/>
    </style:style>
    <style:style style:name="T10" style:family="text">
      <style:text-properties officeooo:rsid="001e73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oit</text:p>
      <text:p text:style-name="P1"/>
      <text:p text:style-name="P5">Méthodologie de lecture et d'analyse de décision de justice : </text:p>
      <text:p text:style-name="P2">La jurice prudence est l'ensemble des décisions de justice rendus par les tribunaux. Ainsi la jurice prudence constitue l'application du droit</text:p>
      <text:p text:style-name="P3">a des situations factuel concrete. On appele les juges du fond, les juges qui jugent en premier ou en second ressort. (1<text:span text:style-name="T1">re</text:span><text:span text:style-name="T2"> ou 2</text:span><text:span text:style-name="T1">e</text:span><text:span text:style-name="T2"> instances). On les appele juge du fond car ce sont eux qui analyse les faits qui leurs sont soumis au regard du droit. Il existe des juridictions d'exception, on appele cela un recours extraordinaire, c'est à dire qu'on va pouvoir saisir la cours de cassasion si le litige est un litige de droit privé, ou bien le conseil d'état si le litige est de droit public pour saisir ces deux juridictions extraordinaire, il faut que les juges du fond ait jugé l'affaire et qu'il ne soit plus susceptible d'un autre recours devant un juge du fond. On peut alors formé un pourvoir devant l'une de ces juridictions et dans ce cas là, les juges qu'on appele les juges de cassasions vont juger en droit. Juger en droit c'est à dire qu'ils vont vérifier que l'application faites par les juges du fond n'est pas éroné. </text:span><text:span text:style-name="T3">Par contr, si le dernier juge du fond à bien jugé en appel, le juge de cassation pourra alors rejeter le pourvois. Le pourvois est la demande devant la cour de cassation ou le conseil d'état. Dans les arrets on peut retrouver les faits de l'affaire, la procédure en cours et la décision rendue par le juge sur ce litige. On retrouve aussi la règle de droit appliqué. L'interet d'une telle analyse de jurice prudence est de connaître la position de la jurice prudence sur l'application d'une règle de droit </text:span></text:p>
      <text:p text:style-name="P9"/>
      <text:p text:style-name="P6">Le droit du travail et les problématique lié au nouvelles technologies</text:p>
      <text:p text:style-name="P10"/>
      <text:p text:style-name="P7">I) Généralités des droits du travail</text:p>
      <text:p text:style-name="P8"><text:span text:style-name="T2"><text:line-break/>Le droit du travail est le droit qui s'applique à la relation entre un employeur et un employé qui doit être salarié. Le droit du travail est donc une branche du droit privé puisque l'employeur peut être une personne physique ou moral de droit privé </text:span><text:span text:style-name="T4">autrement dit n'importe qui à l'exclusion de l'état ou des représentants de l'état et l'employé salarié est nécessairement une personne physique de droit privé. Ainsi en droit du travail lorsqu'un litige survient, les juridictions compétente sont les suivantes en premier ressort ou première instance : une juridiction d'exception appelé le conseil des prudhommes, en second ressort : la cours d'appel puis un recour extraordinaire est possible devant là cours de cassation, puisque c'est justement un litige de droit privé. Le conseil des prudhommes à la particularité d'être composé de manière particulière de représentant d'employeur et de représentant de salariés qui sont choisis et élu en fonction de compétances particulières. Le conseil des prud'hommes est la seule juridiction compétante pour un litige de droit du travail. Il faut aussi mentionner que les magistrats appelé conseillé prud'hommaux continue d'exercer leurs fonctions au sein de leur entreprise. Par principe, le conseil doit tenter une conciliation pour régler le litige entre l'employé et l'employeur. Si cette conciliation n'aboutis pas ou si elle ne peux avoir lieux les partis sont convoqués à une audience de jugement et vont faire l'objet d'un jugement qui sera pris à la majorité absolu des conseillers prud'hommaux. Si jamais il y a partage des voix dans ce cas, l'affaire est renvoyé devant le même bureau présidé par un juge du tribunal d'instance qu'on appele le juge départiteurs. </text:span><text:span text:style-name="T5">Jusqu'à un certain montant qui est fixé à 4000€, le conseil des prud'homme juge en premier et dernier ressort, c'est à dire qu'il n'est pas possible de former un appel. Au delà il est possible d'interjeter appel devant la chambre social de la cours d'appel, en tous état de cause le jugement rendus en dernier ressort pourra être soumis en appréciation de la chambre sociale de la cours de cassation. </text:span><text:span text:style-name="T6">La relation de travail est basé sur un accord donc un contrat entre l'employeur et l'employé, le contrat de travail existe dès l'instant ou une personne s'engage à travailler moyennant une rémunération appelé salaire pour le compte. </text:span><text:span text:style-name="T7">Les critères </text:span><text:soft-page-break/><text:span text:style-name="T7">pour qu'il y est une relation de travail effectif sont donc : l'existance d'un travail effectif, l'existance d'un lieu de subordination et l'existance d'un salaire. </text:span><text:span text:style-name="T8">Par rapport au parties, les parties sont d'une part : l'employeur qui est soit une personne physique soit une personne moral et d'autres part une personne physique normalement majeur sauf exception. Avant 14 ans le travail est par principe interdit sauf dans les entreprises familial ou bien pour des besoins particulier. </text:span><text:span text:style-name="T9">L'emploi des jeunes de moins de 16 ans peut ce faire en apprentissage seulement pendant une partie des vacances scolaire, enfin entre 16 et 18 ans le contrat de travail pourra être passé avec contribution du représentant légal avec des contraintes spécifique pour l'employeur. </text:span></text:p>
      <text:p text:style-name="P11">Différents type de contrat :</text:p>
      <text:p text:style-name="P11">CDD, CDI, travail temporaire, apprentissage, alternance, intermitant. Hormis le CDI a temps compler, il est absolument impossible d'avoir un contrat oral. Le droit du travail c'est forgé au tour de l'idée qu'il était nécessaire de protéger le salarié en raison notamment de son lien de subordination vis à vis de l'employeur. Ainsi il est possible d'apporter des avantages supplémentaires au salarié par rapport à ceux prévus par la loi, mais il est impossible <text:span text:style-name="T10">à l'inverse de lui apporter des contraintes supplémentaires par rapport à celle prévus par la lo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8:18:50.384134891</meta:creation-date>
    <dc:date>2015-03-11T10:30:27.206905342</dc:date>
    <meta:editing-duration>PT47M6S</meta:editing-duration>
    <meta:editing-cycles>11</meta:editing-cycles>
    <meta:generator>LibreOffice/4.3.6.2$Linux_X86_64 LibreOffice_project/430m0$Build-2</meta:generator>
    <meta:document-statistic meta:table-count="0" meta:image-count="0" meta:object-count="0" meta:page-count="2" meta:paragraph-count="9" meta:word-count="902" meta:character-count="5470" meta:non-whitespace-character-count="4573"/>
  </office:meta>
</office:document-meta>
</file>